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ENRIQUE GALAN, HERNAN A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63668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ALLA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270427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ENRIQUE GALAN, HERNAN ALFRE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63668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2 704 27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LMACEN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0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0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80888864</text:p>
          </table:table-cell>
          <table:table-cell table:style-name="Tabla2.D3" office:value-type="string">
            <text:p text:style-name="P17">2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7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1:40:3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